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P10" style:parent-style-name="Párrafodelista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Sinespaciado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Párrafodelista" style:list-style-name="LFO1" style:family="paragraph"/>
    <style:style style:name="P13" style:parent-style-name="Párrafodelista" style:list-style-name="LFO1" style:family="paragraph"/>
    <style:style style:name="P14" style:parent-style-name="Párrafodelista" style:list-style-name="LFO1" style:family="paragraph"/>
    <style:style style:name="P15" style:parent-style-name="Párrafodelista" style:list-style-name="LFO1" style:family="paragraph"/>
    <style:style style:name="P16" style:parent-style-name="Párrafodelista" style:list-style-name="LFO1" style:family="paragraph"/>
    <style:style style:name="P17" style:parent-style-name="Sinespaciado" style:list-style-name="LFO5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Sinespaciado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Sinespaciado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Sinespaciado" style:list-style-name="LFO5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Sinespaciado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Párrafodelista" style:list-style-name="LFO2" style:family="paragraph"/>
    <style:style style:name="P23" style:parent-style-name="Párrafodelista" style:list-style-name="LFO2" style:family="paragraph"/>
    <style:style style:name="P24" style:parent-style-name="Párrafodelista" style:list-style-name="LFO2" style:family="paragraph"/>
    <style:style style:name="P25" style:parent-style-name="Párrafodelista" style:list-style-name="LFO2" style:family="paragraph"/>
    <style:style style:name="P26" style:parent-style-name="Párrafodelista" style:list-style-name="LFO2" style:family="paragraph"/>
    <style:style style:name="P27" style:parent-style-name="Párrafodelista" style:list-style-name="LFO2" style:family="paragraph"/>
    <style:style style:name="P28" style:parent-style-name="Párrafodelista" style:list-style-name="LFO2" style:family="paragraph"/>
    <style:style style:name="P29" style:parent-style-name="Párrafodelista" style:list-style-name="LFO2" style:family="paragraph"/>
    <style:style style:name="P30" style:parent-style-name="Párrafodelista" style:list-style-name="LFO2" style:family="paragraph"/>
    <style:style style:name="P31" style:parent-style-name="Párrafodelista" style:list-style-name="LFO2" style:family="paragraph"/>
    <style:style style:name="P32" style:parent-style-name="Párrafodelista" style:list-style-name="LFO2" style:family="paragraph"/>
    <style:style style:name="P33" style:parent-style-name="Párrafodelista" style:list-style-name="LFO2" style:family="paragraph"/>
    <style:style style:name="P34" style:parent-style-name="Párrafodelista" style:list-style-name="LFO2" style:family="paragraph"/>
    <style:style style:name="P35" style:parent-style-name="Párrafodelista" style:list-style-name="LFO2" style:family="paragraph"/>
    <style:style style:name="P36" style:parent-style-name="Párrafodelista" style:list-style-name="LFO2" style:family="paragraph"/>
    <style:style style:name="P37" style:parent-style-name="Párrafodelista" style:list-style-name="LFO2" style:family="paragraph"/>
    <style:style style:name="P38" style:parent-style-name="Párrafodelista" style:list-style-name="LFO2" style:family="paragraph"/>
    <style:style style:name="P39" style:parent-style-name="Párrafodelista" style:list-style-name="LFO3" style:family="paragraph"/>
    <style:style style:name="T40" style:parent-style-name="Fuentedepárrafopredeter." style:family="text">
      <style:text-properties fo:font-style="italic" style:font-style-asian="italic"/>
    </style:style>
    <style:style style:name="P41" style:parent-style-name="Párrafodelista" style:list-style-name="LFO3" style:family="paragraph"/>
    <style:style style:name="P42" style:parent-style-name="Párrafodelista" style:list-style-name="LFO3" style:family="paragraph"/>
    <style:style style:name="P43" style:parent-style-name="Párrafodelista" style:list-style-name="LFO3" style:family="paragraph"/>
    <style:style style:name="P44" style:parent-style-name="Párrafodelista" style:list-style-name="LFO3" style:family="paragraph"/>
    <style:style style:name="T45" style:parent-style-name="Hipervínculo" style:family="text">
      <style:text-properties fo:font-style="italic" style:font-style-asian="italic"/>
    </style:style>
    <style:style style:name="T46" style:parent-style-name="Fuentedepárrafopredeter." style:family="text">
      <style:text-properties fo:font-style="italic" style:font-style-asian="italic"/>
    </style:style>
    <style:style style:name="P47" style:parent-style-name="Párrafodelista" style:list-style-name="LFO3" style:family="paragraph"/>
    <style:style style:name="T48" style:parent-style-name="Fuentedepárrafopredeter." style:family="text">
      <style:text-properties fo:font-style="italic" style:font-style-asian="italic"/>
    </style:style>
    <style:style style:name="P49" style:parent-style-name="Párrafodelista" style:list-style-name="LFO3" style:family="paragraph"/>
    <style:style style:name="P50" style:parent-style-name="Párrafodelista" style:list-style-name="LFO3" style:family="paragraph"/>
    <style:style style:name="P51" style:parent-style-name="Párrafodelista" style:list-style-name="LFO5" style:family="paragraph"/>
    <style:style style:name="T52" style:parent-style-name="Fuentedepárrafopredeter.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5" style:parent-style-name="Párrafodelista" style:list-style-name="LFO4" style:family="paragraph"/>
    <style:style style:name="P56" style:parent-style-name="Párrafodelista" style:list-style-name="LFO4" style:family="paragraph"/>
    <style:style style:name="P57" style:parent-style-name="Párrafodelista" style:list-style-name="LFO4" style:family="paragraph"/>
    <style:style style:name="P58" style:parent-style-name="Párrafodelista" style:list-style-name="LFO4" style:family="paragraph"/>
    <style:style style:name="P59" style:parent-style-name="Párrafodelista" style:list-style-name="LFO4" style:family="paragraph"/>
    <style:style style:name="P60" style:parent-style-name="Párrafodelista" style:list-style-name="LFO5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1" style:parent-style-name="Normal" style:family="paragraph">
      <style:text-properties fo:font-weight="bold" style:font-weight-asian="bold"/>
    </style:style>
    <style:style style:name="P62" style:parent-style-name="Párrafodelista" style:list-style-name="LFO6" style:family="paragraph"/>
    <style:style style:name="P63" style:parent-style-name="Párrafodelista" style:list-style-name="LFO6" style:family="paragraph"/>
    <style:style style:name="P64" style:parent-style-name="Párrafodelista" style:list-style-name="LFO6" style:family="paragraph"/>
    <style:style style:name="P65" style:parent-style-name="Párrafodelista" style:list-style-name="LFO6" style:family="paragraph"/>
    <style:style style:name="P66" style:parent-style-name="Normal" style:family="paragraph">
      <style:text-properties fo:font-weight="bold" style:font-weight-asian="bold"/>
    </style:style>
    <style:style style:name="P67" style:parent-style-name="Párrafodelista" style:list-style-name="LFO7" style:family="paragraph"/>
    <style:style style:name="P68" style:parent-style-name="Normal" style:family="paragraph">
      <style:text-properties fo:font-weight="bold" style:font-weight-asian="bold"/>
    </style:style>
    <style:style style:name="P69" style:parent-style-name="Párrafodelista" style:list-style-name="LFO7" style:family="paragraph"/>
    <style:style style:name="T70" style:parent-style-name="Fuentedepárrafopredeter." style:family="text">
      <style:text-properties fo:font-weight="bold" style:font-weight-asian="bold"/>
    </style:style>
    <style:style style:name="P71" style:parent-style-name="Párrafodelista" style:list-style-name="LFO7" style:family="paragraph"/>
    <style:style style:name="P72" style:parent-style-name="Párrafodelista" style:list-style-name="LFO7" style:family="paragraph"/>
    <style:style style:name="P73" style:parent-style-name="Párrafodelista" style:list-style-name="LFO7" style:family="paragraph"/>
    <style:style style:name="P74" style:parent-style-name="Párrafodelista" style:list-style-name="LFO7" style:family="paragraph"/>
    <style:style style:name="P75" style:parent-style-name="Normal" style:family="paragraph">
      <style:text-properties fo:font-weight="bold" style:font-weight-asian="bold"/>
    </style:style>
    <style:style style:name="P76" style:parent-style-name="Párrafodelista" style:list-style-name="LFO8" style:family="paragraph"/>
    <style:style style:name="T77" style:parent-style-name="Fuentedepárrafopredeter." style:family="text">
      <style:text-properties fo:font-weight="bold" style:font-weight-asian="bold"/>
    </style:style>
    <style:style style:name="T78" style:parent-style-name="Fuentedepárrafopredeter." style:family="text">
      <style:text-properties fo:font-weight="bold" style:font-weight-asian="bold"/>
    </style:style>
    <style:style style:name="P79" style:parent-style-name="Sinespaciado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0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Informe TP Inicial</text:p>
      <text:p text:style-name="P10"/>
      <text:p text:style-name="P11">Índice</text:p>
      <text:p text:style-name="Párrafodelista"/>
      <text:list text:style-name="LFO1" text:continue-numbering="true">
        <text:list-item>
          <text:p text:style-name="P12">Objetivo</text:p>
        </text:list-item>
        <text:list-item>
          <text:p text:style-name="P13">introducción.<text:s/></text:p>
        </text:list-item>
        <text:list-item>
          <text:p text:style-name="P14">Marco teórico</text:p>
        </text:list-item>
        <text:list-item>
          <text:p text:style-name="P15">Diseño capa 7 (Servicios, Seguridad, etc.).<text:s/></text:p>
        </text:list-item>
        <text:list-item>
          <text:p text:style-name="P16">Conclusiones</text:p>
        </text:list-item>
      </text:list>
      <text:p text:style-name="Normal"/>
      <text:list text:style-name="LFO5" text:continue-numbering="true">
        <text:list-item>
          <text:p text:style-name="P17">Objetivo</text:p>
        </text:list-item>
      </text:list>
      <text:p text:style-name="P18"/>
      <text:p text:style-name="Normal">La realización de un proyecto en el cual se integren todos los temas que incumben a la primer parte de la materia.<text:s/></text:p>
      <text:p text:style-name="P19"/>
      <text:list text:style-name="LFO5" text:continue-numbering="true">
        <text:list-item>
          <text:p text:style-name="P20">Introducción</text:p>
        </text:list-item>
      </text:list>
      <text:p text:style-name="P21"/>
      <text:p text:style-name="Normal">Se desea<text:s/><text:s/>desarrollar el proyecto de una red de datos para una Facultad que cuenta con la siguiente<text:s/>condición geográfica y edilicia:</text:p>
      <text:p text:style-name="Normal">La Facultad posee 3 sedes, la principal situada en la Ciudad Autónoma de Buenos Aires, otra en Avellaneda y la última en Bernal.<text:s/>La sede Bernal. El edificio de Bernal tiene 4 pisos, de los cuales la Facultad posee y hace uso sólo del 2º piso.</text:p>
      <text:p text:style-name="Normal">En ese piso funcionan las siguientes aulas, oficinas, secretarias y<text:s/>otras dependencias:</text:p>
      <text:list text:style-name="LFO2" text:continue-numbering="true">
        <text:list-item>
          <text:p text:style-name="P22">Aula 21 (30 puestos)</text:p>
        </text:list-item>
        <text:list-item>
          <text:p text:style-name="P23">Aula 22 (30 puestos)</text:p>
        </text:list-item>
        <text:list-item>
          <text:p text:style-name="P24">Bedelía (5 puestos)</text:p>
        </text:list-item>
        <text:list-item>
          <text:p text:style-name="P25">Oficinas del Dpto. de Sistemas (10 puestos)</text:p>
        </text:list-item>
        <text:list-item>
          <text:p text:style-name="P26">Oficina de Decanato (5 puestos)</text:p>
        </text:list-item>
        <text:list-item>
          <text:p text:style-name="P27">Secretaría Académica (5 puestos)</text:p>
        </text:list-item>
        <text:list-item>
          <text:p text:style-name="P28">Secretaria de Asuntos Estudiantiles y Comunitarios (5 puestos)</text:p>
        </text:list-item>
        <text:list-item>
          <text:p text:style-name="P29">Secretaria de Investigación Científica y Tecnológica (5 puestos)</text:p>
        </text:list-item>
        <text:list-item>
          <text:p text:style-name="P30">Secretaría de Hacienda (10 puestos)</text:p>
        </text:list-item>
        <text:list-item>
          <text:p text:style-name="P31">Secretaria general (10 puestos)</text:p>
        </text:list-item>
        <text:list-item>
          <text:p text:style-name="P32">Secretaria de Hábitat (5 puestos)</text:p>
        </text:list-item>
        <text:list-item>
          <text:p text:style-name="P33">Facturación y Liquidaciones ( 10 puestos)</text:p>
        </text:list-item>
        <text:list-item>
          <text:p text:style-name="P34">Departamento de Personal (10 puestos)</text:p>
        </text:list-item>
        <text:list-item>
          <text:p text:style-name="P35">Departamento de Alumnos (10 puestos)</text:p>
        </text:list-item>
        <text:list-item>
          <text:p text:style-name="P36">Departamento de Graduados (5 puestos)</text:p>
        </text:list-item>
        <text:list-item>
          <text:p text:style-name="P37">Acceso Público a Internet (30 puestos)</text:p>
        </text:list-item>
        <text:list-item>
          <text:p text:style-name="P38">Cuarto de Servidores y Conectividad</text:p>
        </text:list-item>
      </text:list>
      <text:p text:style-name="Normal">En esta sede se utilizará un único segmento de red IP con direcciones públicas el 200.10.161.0/24<text:s/>y se proveerán los siguientes servicios:</text:p>
      <text:list text:style-name="LFO3" text:continue-numbering="true">
        <text:list-item>
          <text:p text:style-name="P39">Servidor web de la Facultad con dominio<text:s/><text:span text:style-name="T40">unq.edu.ar</text:span>. Contendrá información general sobre la Facultad, las carreras allí dictadas y un enlace a la Universidad Virtual.</text:p>
        </text:list-item>
        <text:list-item>
          <text:p text:style-name="P41">Servidor web de la Universidad Virtual. Contendrá información general sobre la<text:s/>Universidad Virtual y enlaces al<text:s/>listado de las carreras virtuales disponibles y<text:s/>al Campus Virtual.</text:p>
        </text:list-item>
        <text:list-item>
          <text:p text:style-name="P42">Servidor web seguro de la Universidad Virtual. Allí se alojará el campus.</text:p>
        </text:list-item>
        <text:list-item>
          <text:p text:style-name="P43">Servidor web seguro de la intranet de la Secretaría de Hacienda. Solo puede ser accedido por los clientes de esa secretaría.</text:p>
        </text:list-item>
        <text:list-item>
          <text:p text:style-name="P44">Servicio de correo electrónico con forma<text:s/><text:a xlink:href="mailto:usuario@unq.edu.ar" office:target-frame-name="_top" xlink:show="replace"><text:span text:style-name="T45">usuario@unq.edu.ar</text:span></text:a><text:span text:style-name="T46">.</text:span></text:p>
        </text:list-item>
        <text:list-item>
          <text:p text:style-name="P47">Dos puntos de acceso wireless con identificador<text:s/><text:span text:style-name="T48">Wunq.</text:span></text:p>
        </text:list-item>
        <text:list-item>
          <text:p text:style-name="P49">Varias impresoras de red, algunas wireless y otras wire. Todas las oficinas contarán con al menos un teléfono IP conectado a la red y a una PC.</text:p>
        </text:list-item>
        <text:list-item>
          <text:p text:style-name="P50">Dos sniffers para obtener métricas sobre el uso de los usuarios: uno entre los servidores<text:s/>y los clientes y otro entre la subnet e internet</text:p>
        </text:list-item>
      </text:list>
      <text:p text:style-name="Normal"/>
      <text:list text:style-name="LFO5" text:continue-numbering="true">
        <text:list-item>
          <text:p text:style-name="P51"><text:span text:style-name="T52">Marco</text:span><text:span text:style-name="T53"><text:s/></text:span><text:span text:style-name="T54">teórico</text:span></text:p>
        </text:list-item>
      </text:list>
      <text:p text:style-name="Normal">Como en la sede se usara el segmento de red IP con direcciones públicas del<text:s/>200.10.161.0/24, implica que disponemos para la implementación de la red de 254<text:s/>IPs ya que la máscara de red con valor 24 significa que solo el último octeto de las IPs va a variar de IP a IP, osea que disponemos<text:s/>en neto<text:s/>de 2^8<text:s/>= 256 IPs, pero tanto la primera IP (200.10.161.0) como la última (200.10.161.255) no están disponibles ya que una identifica la red y la otra es la dirección de broadcast de la red, respectivamente.</text:p>
      <text:p text:style-name="Normal">De estas IPs, se necesitan 185 para cubrir los puestos fijos de las múltiples oficinas y secretarias, dejando las restantes para los servicios.<text:s/>Dedicamos 30 IPs para los servicios wireless.<text:s/></text:p>
      <text:p text:style-name="Normal">Para estos 215 puestos usamos un servidor DHCP para<text:s/>setear sus<text:s/>configuraciones de red.</text:p>
      <text:soft-page-break/>
      <text:p text:style-name="Normal">Un servidor HDCP es un<text:s/>servidor que implementa el protocolo DHCP que permite que los usuarios conectados al servidor puedan obtener dinámicamente sus parámetros de configuración de red.<text:s/><text:s/>Este protocolo trabaja en la capa de aplicación según el modelo OSI.<text:s/>En el servidor DHCP se especifican los rangos de IPs disponibles para las asignaciones, el servidor DNS y el gateway de todos los puestos conectados al servidor.</text:p>
      <text:p text:style-name="Normal">Un servidor DNS es un servidor donde se traducen nombres de nodos de red en direcciones IP. Allí están declarados registros donde están las reglas de conversión y otras configuraciones.<text:s/>Este protocolo trabaja en la capa de aplicación según el modelo OSI.<text:s/>Existen diferentes tipos de registros, cada uno con su propósito:</text:p>
      <text:list text:style-name="LFO4" text:continue-numbering="true">
        <text:list-item>
          <text:p text:style-name="P55">SOA: en estos<text:s/>registro se<text:s/>configura el servidor DNS en sí<text:s/>mismo.</text:p>
        </text:list-item>
        <text:list-item>
          <text:p text:style-name="P56">A: en estos registros se configuran propiamente dicho la relación entre los nombres de dominio<text:s/>y las IPs.</text:p>
        </text:list-item>
        <text:list-item>
          <text:p text:style-name="P57">NS: en estos registros se configuran la relación entre los nombres de dominio y otro servidor DNS donde se resuelven.</text:p>
        </text:list-item>
        <text:list-item>
          <text:p text:style-name="P58">CNAME: en estos registros se configuran los alias de los nombres de dominio.</text:p>
        </text:list-item>
        <text:list-item>
          <text:p text:style-name="P59">MX: en estos registros se<text:s/>Indica el host que se encarga del procesamiento del correo electrónico de ese dominio.</text:p>
        </text:list-item>
      </text:list>
      <text:p text:style-name="Normal">En la red implementamos los diferentes servicios pedidos: servidores web, servidor de correo, impresoras, puntos de acceso wireless<text:s/>y sniffers.<text:s text:c="2"/>Los<text:s/>tres<text:s/>primeros servicios se alocan en servidores con IP estáticos ya que necesitan ser inequívocamente identificados en la red; los sniffers no necesitan IP ya que trabajan en la capa inmediatamente inferior (capa de enlace) puesto que consisten en una placa de red en modo promiscuo o monitor, <text:s/>que archiva todo el tráfico de red que pasa ella.</text:p>
      <text:p text:style-name="Normal">Los servidores web<text:s/>están divididos en dos grupos: los que trabajan con protocolo HTTP y los que lo hacen con protocolo HTTPS, ambos protocolos de capa de aplicación. A través de estos protocolos, los clientes que lo requieran pueden obtener los conjuntos de archivos que hacen a una página web: HTML, CSS, JS, etc.<text:s/>La principal diferencia entre HTTPS y HTTP es que en el primero la información que va del cliente al servidor viaja cifrada, lo que permite que frente a una eventual captura de estos datos no sea posible obtener directamente la información que contienen, en cambio en el segundo los datos viajan en texto plano.</text:p>
      <text:p text:style-name="Normal">Existe un único router en la red y su propósito es separar esta red de Internet. Trbaja en capa 3 ya que subnetea a partir de las IPs de destino <text:s/>de los paquetes IP.</text:p>
      <text:p text:style-name="Normal"/>
      <text:list text:style-name="LFO5" text:continue-numbering="true">
        <text:list-item>
          <text:p text:style-name="P60">Diseño capa 7<text:s/></text:p>
        </text:list-item>
      </text:list>
      <text:soft-page-break/>
      <text:p text:style-name="Normal">En la red implementamos los diferentes servicios pedidos: servidores web, servidor de correo,<text:s/>servidor DHCP, servidores DNS, impresoras ,<text:s/>puntos de acceso wireless y sniffers. <text:s/>Los<text:s/>cinco <text:s/><text:s/>primeros servicios se alocan en servidores con IP estáticos ya que necesitan ser inequívocamente identificados en la red.</text:p>
      <text:p text:style-name="Normal">El listado de IPs estáticas es el siguiente:</text:p>
      <text:p text:style-name="P61">Servidores web</text:p>
      <text:list text:style-name="LFO6" text:continue-numbering="true">
        <text:list-item>
          <text:p text:style-name="P62">info.campus.unq.edu.ar <text:s text:c="3"/>:<text:s/>200.10.161.248</text:p>
        </text:list-item>
        <text:list-item>
          <text:p text:style-name="P63"><text:s text:c="2"/>campus.unq.edu.ar <text:s text:c="10"/>:<text:s/>200.10.161.247</text:p>
        </text:list-item>
        <text:list-item>
          <text:p text:style-name="P64"><text:s text:c="2"/>unq.edu.ar <text:s text:c="25"/>:<text:s/>200.10.161.246</text:p>
        </text:list-item>
        <text:list-item>
          <text:p text:style-name="P65"><text:s text:c="2"/>sh.unq.edu.ar <text:s text:c="20"/>:<text:s/>200.10.161.245</text:p>
        </text:list-item>
      </text:list>
      <text:p text:style-name="P66">Servidor de correo</text:p>
      <text:list text:style-name="LFO7" text:continue-numbering="true">
        <text:list-item>
          <text:p text:style-name="P67">Mail <text:s text:c="18"/><text:s text:c="21"/>:<text:s/><text:s/>200.10.161.249</text:p>
        </text:list-item>
      </text:list>
      <text:p text:style-name="P68">Servidor DHCP</text:p>
      <text:list text:style-name="LFO7" text:continue-numbering="true">
        <text:list-item>
          <text:p text:style-name="P69">DHCP <text:s text:c="37"/>:<text:s/>200.10.161.250 <text:s/></text:p>
        </text:list-item>
      </text:list>
      <text:p text:style-name="Normal"><text:span text:style-name="T70">Servidores DNS</text:span></text:p>
      <text:list text:style-name="LFO7" text:continue-numbering="true">
        <text:list-item>
          <text:p text:style-name="P71">DNS-primario <text:s text:c="23"/>:<text:s/>200.10.161.254</text:p>
        </text:list-item>
        <text:list-item>
          <text:p text:style-name="P72">DNS-secundario <text:s text:c="19"/>:<text:s/>200.10.161.253</text:p>
        </text:list-item>
        <text:list-item>
          <text:p text:style-name="P73">DNS-Hacienda-Primario <text:s text:c="2"/><text:s text:c="3"/>:<text:s/>200.10.161.252</text:p>
        </text:list-item>
        <text:list-item>
          <text:p text:style-name="P74">DNS-Hacienda-Secundario<text:s/>:<text:s/>200.10.161.251</text:p>
        </text:list-item>
      </text:list>
      <text:p text:style-name="P75">Impresoras</text:p>
      <text:list text:style-name="LFO8" text:continue-numbering="true">
        <text:list-item>
          <text:p text:style-name="P76">Impresora 1<text:tab/><text:tab/><text:tab/>:<text:s/><text:span text:style-name="T77">algo</text:span></text:p>
        </text:list-item>
      </text:list>
      <text:p text:style-name="Normal">Los servidores web están divididos en dos grupos: los que trabajan con protocolo HTTP y los que lo hacen con protocolo HTTPS.<text:s/></text:p>
      <text:p text:style-name="Normal">En el servidor web de la Secretaria de hacienda, además de utilizar el protocolo HTTPS, tiene configurado un firewall que permite conectarse a ese servidor solo a clientes<text:s/>de la Secretaria de Hacienda. Las IPs permitidas son del 200.10.161.221 al 200.10.161.230.</text:p>
      <text:p text:style-name="Normal">Los puntos de acceso wireless están configurados para requerir una contraseña para poder autentificarse. La contraseña es<text:s/><text:span text:style-name="T78">123456789<text:s/></text:span>y se codifica en WPA2-PSK.<text:s/><text:tab/></text:p>
      <text:p text:style-name="P79">Conclusiones</text:p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fo:font-weight="bold" style:font-weight-asian="bold" fo:font-size="14pt" style:font-size-asian="14pt" style:font-size-complex="14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0.652in"/>
    </style:style>
    <style:style style:name="TableColumn4" style:family="table-column">
      <style:table-column-properties style:column-width="5.6354in"/>
    </style:style>
    <style:style style:name="Table2" style:family="table">
      <style:table-properties style:width="6.2875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312in solid #808080" fo:border-left="none" fo:border-bottom="none" fo:border-right="0.0312in solid #808080" fo:padding-top="0in" fo:padding-left="0.075in" fo:padding-bottom="0in" fo:padding-right="0.075in"/>
    </style:style>
    <style:style style:name="P7" style:parent-style-name="Piedepágina" style:family="paragraph">
      <style:paragraph-properties fo:text-align="end"/>
    </style:style>
    <style:style style:name="T8" style:parent-style-name="Fuentedepárrafopredeter." style:family="text">
      <style:text-properties fo:font-weight="bold" style:font-weight-asian="bold" style:font-weight-complex="bold" fo:text-shadow="0.0291in 0.0291in 0.0555in #000000" fo:color="#4F81BD" fo:font-size="16pt" style:font-size-asian="16pt" style:font-size-complex="16pt" fo:language="es" fo:country="ES"/>
    </style:style>
    <style:style style:name="TableCell9" style:family="table-cell">
      <style:table-cell-properties fo:border-top="0.0312in solid #808080" fo:border-left="0.0312in solid #808080" fo:border-bottom="none" fo:border-right="none" fo:padding-top="0in" fo:padding-left="0.075in" fo:padding-bottom="0in" fo:padding-right="0.075in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text:page-number text:fixed="false">4</text:page-number></text:span></text:p>
            </table:table-cell>
            <table:table-cell table:style-name="TableCell9">
              <text:p text:style-name="Piedepágina">Acosta Juan</text:p>
              <text:p text:style-name="Piedepágina">Gómez Leonardo</text:p>
              <text:p text:style-name="Piedepágina">Otel Patricio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uffi</meta:initial-creator>
    <dc:creator>Luffi</dc:creator>
    <meta:creation-date>2015-10-08T13:24:00Z</meta:creation-date>
    <dc:date>2015-10-08T13:25:00Z</dc:date>
    <meta:template xlink:href="Normal.dotm" xlink:type="simple"/>
    <meta:editing-cycles>2</meta:editing-cycles>
    <meta:editing-duration>PT120S</meta:editing-duration>
    <meta:document-statistic meta:page-count="4" meta:paragraph-count="14" meta:word-count="1127" meta:character-count="7314" meta:row-count="51" meta:non-whitespace-character-count="6201"/>
  </office:meta>
</office:document-meta>
</file>